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271" officeooo:paragraph-rsid="000a0271"/>
    </style:style>
    <style:style style:name="P2" style:family="paragraph" style:parent-style-name="Standard">
      <style:text-properties officeooo:rsid="000b9aa3" officeooo:paragraph-rsid="000b9aa3"/>
    </style:style>
    <style:style style:name="P3" style:family="paragraph" style:parent-style-name="Standard">
      <style:text-properties officeooo:rsid="00108197" officeooo:paragraph-rsid="000b9aa3"/>
    </style:style>
    <style:style style:name="P4" style:family="paragraph" style:parent-style-name="Standard">
      <style:text-properties officeooo:rsid="00108197" officeooo:paragraph-rsid="00119fa0"/>
    </style:style>
    <style:style style:name="P5" style:family="paragraph" style:parent-style-name="Standard">
      <style:text-properties style:font-name="Liberation Serif" officeooo:rsid="000bed17" officeooo:paragraph-rsid="000bed17"/>
    </style:style>
    <style:style style:name="P6" style:family="paragraph" style:parent-style-name="Standard">
      <style:text-properties style:font-name="Liberation Serif" fo:font-style="normal" officeooo:rsid="000a0271" officeooo:paragraph-rsid="000a0271" style:font-style-asian="normal" style:font-style-complex="normal"/>
    </style:style>
    <style:style style:name="P7" style:family="paragraph" style:parent-style-name="Standard">
      <style:text-properties style:font-name="Liberation Serif" fo:font-size="12pt" officeooo:paragraph-rsid="001b16f9" style:font-size-asian="12pt" style:font-size-complex="12pt"/>
    </style:style>
    <style:style style:name="P8" style:family="paragraph" style:parent-style-name="Standard">
      <style:text-properties officeooo:rsid="000bed17" officeooo:paragraph-rsid="000bed17"/>
    </style:style>
    <style:style style:name="P9" style:family="paragraph" style:parent-style-name="Standard">
      <style:text-properties officeooo:rsid="000cf006" officeooo:paragraph-rsid="000cf006"/>
    </style:style>
    <style:style style:name="P10" style:family="paragraph" style:parent-style-name="Standard">
      <style:text-properties officeooo:rsid="000cf006" officeooo:paragraph-rsid="000d64e0"/>
    </style:style>
    <style:style style:name="P11" style:family="paragraph" style:parent-style-name="Standard">
      <style:text-properties officeooo:rsid="000cf006" officeooo:paragraph-rsid="00119fa0"/>
    </style:style>
    <style:style style:name="P12" style:family="paragraph" style:parent-style-name="Standard">
      <style:text-properties officeooo:rsid="000cf006" officeooo:paragraph-rsid="0011bb7a"/>
    </style:style>
    <style:style style:name="P13" style:family="paragraph" style:parent-style-name="Standard">
      <style:text-properties officeooo:rsid="000cf006" officeooo:paragraph-rsid="001319b2"/>
    </style:style>
    <style:style style:name="P14" style:family="paragraph" style:parent-style-name="Standard">
      <style:text-properties officeooo:rsid="000cf006" officeooo:paragraph-rsid="0016b3e1"/>
    </style:style>
    <style:style style:name="P15" style:family="paragraph" style:parent-style-name="Standard">
      <style:text-properties officeooo:rsid="000cf006" officeooo:paragraph-rsid="0017f484"/>
    </style:style>
    <style:style style:name="P16" style:family="paragraph" style:parent-style-name="Standard">
      <style:text-properties officeooo:rsid="000cf006" officeooo:paragraph-rsid="0018e51d"/>
    </style:style>
    <style:style style:name="P17" style:family="paragraph" style:parent-style-name="Standard">
      <style:text-properties officeooo:rsid="000cf006" officeooo:paragraph-rsid="00198662"/>
    </style:style>
    <style:style style:name="P18" style:family="paragraph" style:parent-style-name="Standard">
      <style:text-properties officeooo:rsid="000cf006" officeooo:paragraph-rsid="00199302"/>
    </style:style>
    <style:style style:name="P19" style:family="paragraph" style:parent-style-name="Preformatted_20_Text">
      <style:text-properties style:font-name="Liberation Serif" fo:font-size="12pt" fo:font-weight="normal" officeooo:rsid="00589b0c" officeooo:paragraph-rsid="001b16f9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rsid="000bed17" officeooo:paragraph-rsid="000bed17"/>
    </style:style>
    <style:style style:name="P21" style:family="paragraph" style:parent-style-name="Standard">
      <style:text-properties style:font-name="Liberation Serif" fo:font-size="12pt" style:font-size-asian="12pt" style:font-size-complex="12pt"/>
    </style:style>
    <style:style style:name="P22" style:family="paragraph" style:parent-style-name="Standard">
      <style:text-properties fo:font-weight="bold" officeooo:rsid="000a0271" officeooo:paragraph-rsid="000a0271" style:font-weight-asian="bold" style:font-weight-complex="bold"/>
    </style:style>
    <style:style style:name="P23" style:family="paragraph" style:parent-style-name="Standard">
      <style:text-properties fo:font-weight="bold" officeooo:rsid="000b9aa3" officeooo:paragraph-rsid="000b9aa3" style:font-weight-asian="bold" style:font-weight-complex="bold"/>
    </style:style>
    <style:style style:name="P24" style:family="paragraph" style:parent-style-name="Standard">
      <style:text-properties fo:font-weight="bold" officeooo:rsid="000cf006" officeooo:paragraph-rsid="000cf006" style:font-weight-asian="bold" style:font-weight-complex="bold"/>
    </style:style>
    <style:style style:name="P25" style:family="paragraph" style:parent-style-name="Standard">
      <style:text-properties fo:font-weight="bold" officeooo:rsid="000bed17" officeooo:paragraph-rsid="000bed17" style:font-weight-asian="bold" style:font-weight-complex="bold"/>
    </style:style>
    <style:style style:name="P26" style:family="paragraph" style:parent-style-name="Standard">
      <style:text-properties officeooo:rsid="00108197" officeooo:paragraph-rsid="00119fa0"/>
    </style:style>
    <style:style style:name="P27" style:family="paragraph" style:parent-style-name="Standard">
      <style:text-properties officeooo:rsid="00108197" officeooo:paragraph-rsid="001f9e50"/>
    </style:style>
    <style:style style:name="P28" style:family="paragraph" style:parent-style-name="Standard">
      <style:text-properties officeooo:rsid="000a0271" officeooo:paragraph-rsid="001b16f9"/>
    </style:style>
    <style:style style:name="P29" style:family="paragraph" style:parent-style-name="Text_20_body" style:list-style-name="L1">
      <style:text-properties officeooo:rsid="000bed17" officeooo:paragraph-rsid="000bed17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paragraph-rsid="000bed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9aa3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9aa3" style:font-style-asian="normal" style:font-style-complex="normal"/>
    </style:style>
    <style:style style:name="T5" style:family="text">
      <style:text-properties fo:color="#000080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fo:color="#000080" style:font-name="Liberation Serif" fo:language="zxx" fo:country="none" fo:font-style="normal" style:text-underline-style="solid" style:text-underline-width="auto" style:text-underline-color="font-color" officeooo:rsid="000b9aa3" style:language-asian="zxx" style:country-asian="none" style:font-style-asian="normal" style:language-complex="zxx" style:country-complex="none" style:font-style-complex="normal"/>
    </style:style>
    <style:style style:name="T7" style:family="text">
      <style:text-properties fo:color="#000080" style:font-name="Liberation Serif" fo:language="zxx" fo:country="none" fo:font-style="normal" style:text-underline-style="solid" style:text-underline-width="auto" style:text-underline-color="font-color" officeooo:rsid="006846f0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a0271"/>
    </style:style>
    <style:style style:name="T10" style:family="text">
      <style:text-properties style:font-name="Liberation Serif" fo:font-style="normal" officeooo:rsid="000a0271" style:font-style-asian="normal" style:font-style-complex="normal"/>
    </style:style>
    <style:style style:name="T11" style:family="text">
      <style:text-properties style:font-name="Liberation Serif" fo:font-style="normal" officeooo:rsid="000b9aa3" style:font-style-asian="normal" style:font-style-complex="normal"/>
    </style:style>
    <style:style style:name="T12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253660" style:font-style-asian="normal" style:font-weight-asian="normal" style:font-style-complex="normal" style:font-weight-complex="normal"/>
    </style:style>
    <style:style style:name="T14" style:family="text">
      <style:text-properties style:font-name="Liberation Serif" officeooo:rsid="00158684"/>
    </style:style>
    <style:style style:name="T15" style:family="text">
      <style:text-properties style:font-name="Liberation Serif" officeooo:rsid="000b9aa3"/>
    </style:style>
    <style:style style:name="T16" style:family="text">
      <style:text-properties style:font-name="Liberation Serif" fo:font-style="italic" fo:font-weight="normal" officeooo:rsid="00253660" style:font-style-asian="italic" style:font-weight-asian="normal" style:font-style-complex="italic" style:font-weight-complex="normal"/>
    </style:style>
    <style:style style:name="T17" style:family="text">
      <style:text-properties style:font-name="Liberation Serif" officeooo:rsid="002a4d56"/>
    </style:style>
    <style:style style:name="T18" style:family="text">
      <style:text-properties style:font-name="Liberation Serif" officeooo:rsid="00287138"/>
    </style:style>
    <style:style style:name="T19" style:family="text">
      <style:text-properties style:font-name="Liberation Serif" officeooo:rsid="000d64e0"/>
    </style:style>
    <style:style style:name="T20" style:family="text">
      <style:text-properties style:font-name="Liberation Serif" officeooo:rsid="00253660"/>
    </style:style>
    <style:style style:name="T21" style:family="text">
      <style:text-properties style:font-name="Liberation Serif" officeooo:rsid="00119fa0"/>
    </style:style>
    <style:style style:name="T22" style:family="text">
      <style:text-properties style:font-name="Liberation Serif" officeooo:rsid="0011bb7a"/>
    </style:style>
    <style:style style:name="T23" style:family="text">
      <style:text-properties style:font-name="Liberation Serif" officeooo:rsid="0012df63"/>
    </style:style>
    <style:style style:name="T24" style:family="text">
      <style:text-properties style:font-name="Liberation Serif" officeooo:rsid="001319b2"/>
    </style:style>
    <style:style style:name="T25" style:family="text">
      <style:text-properties style:font-name="Liberation Serif" officeooo:rsid="001465c1"/>
    </style:style>
    <style:style style:name="T26" style:family="text">
      <style:text-properties style:font-name="Liberation Serif" officeooo:rsid="0014be32"/>
    </style:style>
    <style:style style:name="T27" style:family="text">
      <style:text-properties style:font-name="Liberation Serif" officeooo:rsid="0016b3e1"/>
    </style:style>
    <style:style style:name="T28" style:family="text">
      <style:text-properties style:font-name="Liberation Serif" officeooo:rsid="0017f484"/>
    </style:style>
    <style:style style:name="T29" style:family="text">
      <style:text-properties style:font-name="Liberation Serif" officeooo:rsid="001864bb"/>
    </style:style>
    <style:style style:name="T30" style:family="text">
      <style:text-properties style:font-name="Liberation Serif" officeooo:rsid="0018e51d"/>
    </style:style>
    <style:style style:name="T31" style:family="text">
      <style:text-properties style:font-name="Liberation Serif" officeooo:rsid="00198662"/>
    </style:style>
    <style:style style:name="T32" style:family="text">
      <style:text-properties style:font-name="Liberation Serif" officeooo:rsid="00199302"/>
    </style:style>
    <style:style style:name="T33" style:family="text">
      <style:text-properties style:font-name="Liberation Serif" officeooo:rsid="001b16f9"/>
    </style:style>
    <style:style style:name="T34" style:family="text">
      <style:text-properties style:font-name="Liberation Serif" officeooo:rsid="0025eac7"/>
    </style:style>
    <style:style style:name="T35" style:family="text">
      <style:text-properties style:font-name="Liberation Serif" fo:font-size="12pt" officeooo:rsid="00119fa0" style:font-size-asian="12pt" style:font-size-complex="12pt"/>
    </style:style>
    <style:style style:name="T36" style:family="text">
      <style:text-properties style:font-name="Liberation Serif" fo:font-size="12pt" officeooo:rsid="001f9e50" style:font-size-asian="12pt" style:font-size-complex="12pt"/>
    </style:style>
    <style:style style:name="T37" style:family="text">
      <style:text-properties style:font-name="Liberation Serif" fo:font-weight="bold" officeooo:rsid="000d64e0" style:font-weight-asian="bold" style:font-weight-complex="bold"/>
    </style:style>
    <style:style style:name="T38" style:family="text">
      <style:text-properties style:font-name="Liberation Serif" fo:font-weight="bold" officeooo:rsid="00119fa0" style:font-weight-asian="bold" style:font-weight-complex="bold"/>
    </style:style>
    <style:style style:name="T39" style:family="text">
      <style:text-properties style:font-name="Liberation Serif" fo:font-weight="bold" officeooo:rsid="0014be32" style:font-weight-asian="bold" style:font-weight-complex="bold"/>
    </style:style>
    <style:style style:name="T40" style:family="text">
      <style:text-properties style:font-name="Liberation Serif" fo:font-weight="bold" officeooo:rsid="0011bb7a" style:font-weight-asian="bold" style:font-weight-complex="bold"/>
    </style:style>
    <style:style style:name="T41" style:family="text">
      <style:text-properties style:font-name="Liberation Serif" fo:font-weight="bold" officeooo:rsid="0018e51d" style:font-weight-asian="bold" style:font-weight-complex="bold"/>
    </style:style>
    <style:style style:name="T42" style:family="text">
      <style:text-properties style:font-name="Liberation Serif" fo:font-weight="bold" officeooo:rsid="001f9e50" style:font-weight-asian="bold" style:font-weight-complex="bold"/>
    </style:style>
    <style:style style:name="T43" style:family="text">
      <style:text-properties fo:color="#000000" style:font-name="Liberation Serif" fo:language="zxx" fo:country="none" fo:font-style="normal" style:text-underline-style="none" officeooo:rsid="000b9aa3" style:language-asian="zxx" style:country-asian="none" style:font-style-asian="normal" style:language-complex="zxx" style:country-complex="none" style:font-style-complex="normal"/>
    </style:style>
    <style:style style:name="T44" style:family="text">
      <style:text-properties fo:color="#000000" style:font-name="Liberation Serif" fo:language="zxx" fo:country="none" fo:font-style="normal" style:text-underline-style="none" officeooo:rsid="000b9aa3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45" style:family="text">
      <style:text-properties fo:color="#000000" style:font-name="Liberation Serif" officeooo:rsid="006846f0" fo:background-color="transparent" loext:char-shading-value="0"/>
    </style:style>
    <style:style style:name="T46" style:family="text">
      <style:text-properties fo:color="#000000" style:font-name="Liberation Serif" officeooo:rsid="000b9aa3" fo:background-color="transparent" loext:char-shading-value="0"/>
    </style:style>
    <style:style style:name="T47" style:family="text">
      <style:text-properties officeooo:rsid="001a1a7f"/>
    </style:style>
    <style:style style:name="T48" style:family="text">
      <style:text-properties style:font-name="Liberation Serif" fo:font-size="12pt" style:font-size-asian="12pt" style:font-size-complex="12pt"/>
    </style:style>
    <style:style style:name="T49" style:family="text">
      <style:text-properties officeooo:rsid="001e701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OS Start-up guide.</text:p>
      <text:p text:style-name="P1"/>
      <text:p text:style-name="P1">There are quite a few things that will have to be done to start ROS and run it on the mower with code from our project. <text:span text:style-name="T49">Here are some instructions and recourses that could be used. Although I’m pretty sure there will be errors in here – probably missed steps that I forgot that we did at some point. Although it should give a pretty good overview of everything.</text:span></text:p>
      <text:p text:style-name="P1"/>
      <text:p text:style-name="P22">1) Install ROS:</text:p>
      <text:p text:style-name="P1">We used ROS Kinetic. We tried both on virtual machines as well as with Ubuntu (Xenial/16.04 for ROS kinetic) installed directly on the computers. In the end with all algorithms running on the computer we found the latter outperforming the Virtual Machines.</text:p>
      <text:p text:style-name="P1"/>
      <text:p text:style-name="P22">2) Create a Catkin Workspace:</text:p>
      <text:p text:style-name="P1">A Catkin workspace is workspace on your computer in where you can build your own or other downloaded ROS packages. Another way to install ROS packages is with the <text:span text:style-name="T1">sudo apt-get </text:span><text:span text:style-name="T3">these packages won’t end up in your catkin workspace. </text:span><text:span text:style-name="T4">Downloaded packages should be cloned (usually from git) into the </text:span><text:span text:style-name="T2">catkin_ws/src</text:span><text:span text:style-name="T4"> folder.</text:span></text:p>
      <text:p text:style-name="P6"/>
      <text:p text:style-name="P3"><text:span text:style-name="Source_20_Text"><text:span text:style-name="T9">mkdir catkin_ws</text:span></text:span></text:p>
      <text:p text:style-name="P3"><text:span text:style-name="Source_20_Text"><text:span text:style-name="T9">cd catkin_ws<text:line-break/>mkdir src</text:span></text:span></text:p>
      <text:p text:style-name="P3"><text:span text:style-name="Source_20_Text"><text:span text:style-name="T10">catkin_init_workspace<text:line-break/>cd..<text:line-break/>catkin_make</text:span></text:span></text:p>
      <text:p text:style-name="P6"/>
      <text:p text:style-name="P2"><text:a xlink:type="simple" xlink:href="https://catkin-tools.readthedocs.io/en/latest/installing.html" text:style-name="Internet_20_link" text:visited-style-name="Visited_20_Internet_20_Link"><text:span text:style-name="T3">https://catkin-tools.readthedocs.io/en/latest/installing.html</text:span></text:a></text:p>
      <text:p text:style-name="P2"><text:a xlink:type="simple" xlink:href="http://wiki.ros.org/catkin/Tutorials/create_a_workspace" text:style-name="Internet_20_link" text:visited-style-name="Visited_20_Internet_20_Link"><text:span text:style-name="T5">http://wiki.ros.org/catkin/Tutorials/create_a_workspace</text:span></text:a></text:p>
      <text:p text:style-name="P3"><text:a xlink:type="simple" xlink:href="https://www.youtube.com/watch?v=7QgjR" text:style-name="Internet_20_link" text:visited-style-name="Visited_20_Internet_20_Link"><text:span text:style-name="Source_20_Text"><text:span text:style-name="T6">https://www.youtube.com/watch?v=7QgjR</text:span></text:span></text:a><text:a xlink:type="simple" xlink:href="https://www.youtube.com/watch?v=7QgjR6m-0KM" text:style-name="Internet_20_link" text:visited-style-name="Visited_20_Internet_20_Link"><text:span text:style-name="Source_20_Text"><text:span text:style-name="T6">6m-0KM</text:span></text:span></text:a><text:span text:style-name="Source_20_Text"><text:span text:style-name="T6"><text:line-break/></text:span></text:span></text:p>
      <text:p text:style-name="P3"><text:span text:style-name="Source_20_Text"><text:span text:style-name="T15">You need to source your workspace:<text:line-break/>s</text:span></text:span><text:span text:style-name="Source_20_Text"><text:span text:style-name="T14">ource /home/</text:span></text:span><text:span text:style-name="Source_20_Text"><text:span text:style-name="T15">&lt;path-to-your-catkin-ws&gt;</text:span></text:span><text:span text:style-name="Source_20_Text"><text:span text:style-name="T14">/catkin_ws/devel/setup.bash</text:span></text:span></text:p>
      <text:p text:style-name="P3"><text:span text:style-name="Source_20_Text"><text:span text:style-name="T8"/></text:span></text:p>
      <text:p text:style-name="P3"><text:span text:style-name="Source_20_Text"><text:span text:style-name="T45">Incl</text:span></text:span><text:span text:style-name="Source_20_Text"><text:span text:style-name="T44">ude in </text:span></text:span><text:span text:style-name="Source_20_Text"><text:span text:style-name="T45">bashrc </text:span></text:span><text:span text:style-name="Source_20_Text"><text:span text:style-name="T46">(then you don’t have to source)</text:span></text:span><text:span text:style-name="Source_20_Text"><text:span text:style-name="T45">:</text:span></text:span><text:span text:style-name="Source_20_Text"><text:span text:style-name="T7"><text:line-break/></text:span></text:span><text:span text:style-name="Source_20_Text"><text:span text:style-name="T43">echo "source /home/&lt;path-to-your-catkin-ws&gt;/catkin_ws/devel/setup.bash" &gt;&gt; ~/.bashrc</text:span></text:span></text:p>
      <text:p text:style-name="P2"><text:span text:style-name="Source_20_Text"><text:span text:style-name="T11"/></text:span></text:p>
      <text:p text:style-name="P23">3) Install the HRP package</text:p>
      <text:p text:style-name="P1"><text:a xlink:type="simple" xlink:href="https://github.com/HusqvarnaResearch/hrp" text:style-name="Internet_20_link" text:visited-style-name="Visited_20_Internet_20_Link">https://github.com/HusqvarnaResearch/hrp</text:a></text:p>
      <text:p text:style-name="P1"/>
      <text:p text:style-name="P23">4) Start the mower</text:p>
      <text:p text:style-name="P2"/>
      <text:p text:style-name="P8">First you need to:<text:line-break/><text:span text:style-name="Source_20_Text"><text:span text:style-name="T16">sudo gpasswd --add ${USER} dialout</text:span></text:span></text:p>
      <text:p text:style-name="P8"><text:span text:style-name="Source_20_Text"><text:span text:style-name="T13"/></text:span></text:p>
      <text:p text:style-name="P8"><text:span text:style-name="Source_20_Text"><text:span text:style-name="T12">Then there is an 11 step process to start the mower :<text:line-break/></text:span></text:span></text:p>
      <text:list xml:id="list6530571400761902197" text:style-name="L1">
        <text:list-item>
          <text:p text:style-name="P30">Access the control panel by pressing the STOP button</text:p>
        </text:list-item>
        <text:list-item>
          <text:p text:style-name="P30">Enter the PIN securities setting and enter the pin 1111</text:p>
        </text:list-item>
        <text:list-item>
          <text:p text:style-name="P30">Press the "MENU" button once to access the menu</text:p>
        </text:list-item>
        <text:list-item>
          <text:p text:style-name="P30">Press and hold "7" and "9" simultaneously until a new item pops up in the menu in the shape of a wrench (press down twice to see it)</text:p>
        </text:list-item>
        <text:list-item>
          <text:p text:style-name="P30">Press "OK" to access the hidden menu</text:p>
        </text:list-item>
        <text:list-item>
          <text:p text:style-name="P30"><text:soft-page-break/>Navigate to "Special Settings" and press "OK"</text:p>
        </text:list-item>
        <text:list-item>
          <text:p text:style-name="P30">Press "OK" to select "Override loop detection"</text:p>
        </text:list-item>
        <text:list-item>
          <text:p text:style-name="P30">Press "OK" to confirm this setting</text:p>
        </text:list-item>
        <text:list-item>
          <text:p text:style-name="P30">Press "BACK" multiple times until you are back to the main menu</text:p>
        </text:list-item>
        <text:list-item>
          <text:p text:style-name="P30">Press the "START" button</text:p>
        </text:list-item>
        <text:list-item>
          <text:p text:style-name="P29"><text:span text:style-name="Source_20_Text"><text:span text:style-name="T12">Close the lid to reload the STOP button</text:span></text:span></text:p>
        </text:list-item>
      </text:list>
      <text:p text:style-name="P5">We found this working: </text:p>
      <text:p text:style-name="P5">-1) :<text:tab/>source your workspace</text:p>
      <text:p text:style-name="P8"><text:span text:style-name="T8">0) :<text:tab/></text:span><text:span text:style-name="Source_20_Text"><text:span text:style-name="T16">sudo gpasswd --add ${USER} dialout</text:span></text:span></text:p>
      <text:p text:style-name="P8"><text:span text:style-name="T8">1):<text:tab/></text:span><text:span text:style-name="Source_20_Text"><text:span text:style-name="T17">Do step 1-9</text:span></text:span></text:p>
      <text:p text:style-name="P8"><text:span text:style-name="Source_20_Text"><text:span text:style-name="T8">2):<text:tab/>C</text:span></text:span><text:span text:style-name="Source_20_Text"><text:span text:style-name="T17">onnect usb</text:span></text:span></text:p>
      <text:p text:style-name="P8"><text:span text:style-name="Source_20_Text"><text:span text:style-name="T8">3):<text:tab/></text:span></text:span><text:span text:style-name="Source_20_Text"><text:span text:style-name="T17">roslaunch am_driver_safe automower_hrp.launch</text:span></text:span></text:p>
      <text:p text:style-name="P8"><text:span text:style-name="Source_20_Text"><text:span text:style-name="T8">4):<text:tab/></text:span></text:span><text:span text:style-name="Source_20_Text"><text:span text:style-name="T17">rosrun am_driver hrp_teleop.py </text:span></text:span><text:span text:style-name="Source_20_Text"><text:span text:style-name="T8">(or other node) - in new terminal window!</text:span></text:span></text:p>
      <text:p text:style-name="P8"><text:span text:style-name="Source_20_Text"><text:span text:style-name="T8">5):<text:tab/>Do </text:span></text:span><text:span text:style-name="Source_20_Text"><text:span text:style-name="T17">step 10-11</text:span></text:span></text:p>
      <text:p text:style-name="P8"><text:span text:style-name="Source_20_Text"><text:span text:style-name="T8"/></text:span></text:p>
      <text:p text:style-name="P8">Now you should be able to run the mower with the keyboard of your computer</text:p>
      <text:p text:style-name="P8"/>
      <text:p text:style-name="P24">5) Some useful ROS commands:</text:p>
      <text:p text:style-name="P9"/>
      <text:p text:style-name="P9"><text:span text:style-name="T8">See published topics: <text:tab/><text:tab/><text:tab/>rostopic list<text:line-break/></text:span><text:span text:style-name="Source_20_Text"><text:span text:style-name="T8">Listen to a topic (velocities) : <text:tab/></text:span></text:span><text:span text:style-name="Source_20_Text"><text:span text:style-name="T18">rostopic echo /cmd_vel</text:span></text:span></text:p>
      <text:p text:style-name="P9"><text:span text:style-name="Source_20_Text"><text:span text:style-name="T8">See rqt graph:<text:tab/><text:tab/><text:tab/><text:tab/>rqt</text:span></text:span></text:p>
      <text:p text:style-name="P9"><text:span text:style-name="Source_20_Text"><text:span text:style-name="T8"/></text:span></text:p>
      <text:p text:style-name="P10"><text:span text:style-name="Source_20_Text"><text:span text:style-name="T37">6) Start the RpLidar node:</text:span></text:span></text:p>
      <text:p text:style-name="P10"><text:span text:style-name="Source_20_Text"><text:span text:style-name="T19"/></text:span></text:p>
      <text:p text:style-name="P10"><text:span text:style-name="Source_20_Text"><text:span text:style-name="T19">Install the RpLidar ROS package as instructed on:</text:span></text:span></text:p>
      <text:p text:style-name="P10"><text:a xlink:type="simple" xlink:href="https://github.com/Slamtec/rplidar_ros" text:style-name="Internet_20_link" text:visited-style-name="Visited_20_Internet_20_Link"><text:span text:style-name="Source_20_Text"><text:span text:style-name="T19">https://github.com/Slamtec/rplidar_ros</text:span></text:span></text:a></text:p>
      <text:p text:style-name="P10"><text:span text:style-name="Source_20_Text"><text:span text:style-name="T19"/></text:span></text:p>
      <text:p text:style-name="P10"><text:span text:style-name="Source_20_Text"><text:span text:style-name="T20">roslaunch rplidar_ros view_rplidar.launch</text:span></text:span></text:p>
      <text:p text:style-name="P11"><text:span text:style-name="Source_20_Text"><text:span text:style-name="T21">rosrun rviz rviz </text:span></text:span></text:p>
      <text:p text:style-name="P11"><text:span text:style-name="Source_20_Text"><text:span text:style-name="T21"/></text:span></text:p>
      <text:p text:style-name="P11"><text:span text:style-name="Source_20_Text"><text:span text:style-name="T38">7) Run Hector Slam/Hector Mapping:</text:span></text:span></text:p>
      <text:p text:style-name="P11"><text:span text:style-name="Source_20_Text"><text:span text:style-name="T21"/></text:span></text:p>
      <text:p text:style-name="P12"><text:span text:style-name="Source_20_Text"><text:span text:style-name="T22">To run the Hector Slam tutorial.launch file with the RpLidar the following link gives some instruction on how to modify the mapping_default.launch (called from tutorial.launch) to work with the RpLidar. </text:span></text:span></text:p>
      <text:p text:style-name="P12"><text:a xlink:type="simple" xlink:href="https://github.com/NickL77/RPLidar_Hector_SLAM" text:style-name="Internet_20_link" text:visited-style-name="Visited_20_Internet_20_Link"><text:span text:style-name="Source_20_Text"><text:span text:style-name="T22">https://github.com/NickL77/RPLidar_Hector_SLAM</text:span></text:span></text:a></text:p>
      <text:p text:style-name="P12"><text:span text:style-name="Source_20_Text"><text:span text:style-name="T22"/></text:span></text:p>
      <text:p text:style-name="P12"><text:span text:style-name="Source_20_Text"><text:span text:style-name="T22">In our file we </text:span></text:span><text:span text:style-name="Source_20_Text"><text:span text:style-name="T25">also</text:span></text:span><text:span text:style-name="Source_20_Text"><text:span text:style-name="T22"> changed “line4” to:</text:span></text:span></text:p>
      <text:p text:style-name="P12"><text:span text:style-name="Source_20_Text"><text:span text:style-name="T22"><text:s/>&lt;arg name="odom_frame" default="odom"/&gt;</text:span></text:span></text:p>
      <text:p text:style-name="P12"><text:span text:style-name="Source_20_Text"><text:span text:style-name="T22"/></text:span></text:p>
      <text:p text:style-name="P12"><text:span text:style-name="Source_20_Text"><text:span text:style-name="T22">To make sure eveything is woking the best is probably to look in out git and see exactly how our </text:span></text:span></text:p>
      <text:p text:style-name="P12"><text:span text:style-name="Source_20_Text"><text:span text:style-name="T22">mapping_defaut.launch is looking.</text:span></text:span></text:p>
      <text:p text:style-name="P12"><text:span text:style-name="Source_20_Text"><text:span text:style-name="T22"/></text:span></text:p>
      <text:p text:style-name="P10"><text:span text:style-name="Source_20_Text"><text:span text:style-name="T19"/></text:span></text:p>
      <text:p text:style-name="P10"><text:span text:style-name="Source_20_Text"><text:span text:style-name="T39">8</text:span></text:span><text:span text:style-name="Source_20_Text"><text:span text:style-name="T37">) More useful stuff:</text:span></text:span></text:p>
      <text:p text:style-name="P11"><text:span text:style-name="Source_20_Text"><text:span text:style-name="T21"/></text:span></text:p>
      <text:p text:style-name="P11"><text:span text:style-name="Source_20_Text"><text:span text:style-name="T21">A good guide on how to subscribe and publish to topics can be found here:</text:span></text:span></text:p>
      <text:p text:style-name="P4"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34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4"><text:soft-page-break/><text:span text:style-name="Source_20_Text"><text:span text:style-name="T35">This was the foundation for our own nodes.</text:span></text:span></text:p>
      <text:p text:style-name="P4"><text:span text:style-name="Source_20_Text"><text:span text:style-name="T35"/></text:span></text:p>
      <text:p text:style-name="P27"><text:span text:style-name="Source_20_Text"><text:span text:style-name="T36">Take a look at your tf tree. Good for finding errors/reasons for your packages not working.</text:span></text:span></text:p>
      <text:p text:style-name="P19">rosrun tf view_frames</text:p>
      <text:p text:style-name="P7">evince frames.pdf</text:p>
      <text:p text:style-name="P28"/>
      <text:p text:style-name="P11"><text:span text:style-name="Source_20_Text"><text:span text:style-name="T38">8</text:span></text:span><text:span text:style-name="Source_20_Text"><text:span text:style-name="T37">) </text:span></text:span><text:span text:style-name="Source_20_Text"><text:span text:style-name="T38">Use what we did:</text:span></text:span></text:p>
      <text:p text:style-name="P11"><text:span text:style-name="Source_20_Text"><text:span text:style-name="T21"/></text:span></text:p>
      <text:p text:style-name="P13"><text:span text:style-name="Source_20_Text"><text:span text:style-name="T21">The things we implemented </text:span></text:span><text:span text:style-name="Source_20_Text"><text:span text:style-name="T22">ourselves </text:span></text:span><text:span text:style-name="Source_20_Text"><text:span text:style-name="T21">are located in </text:span></text:span><text:span text:style-name="Source_20_Text"><text:span text:style-name="T33">three</text:span></text:span><text:span text:style-name="Source_20_Text"><text:span text:style-name="T21"> packages. nep_husq2, simple_controller and mpc1.</text:span></text:span></text:p>
      <text:p text:style-name="P13"><text:span text:style-name="Source_20_Text"><text:span text:style-name="T21"/></text:span></text:p>
      <text:p text:style-name="P13"><text:span text:style-name="Source_20_Text"><text:span text:style-name="T33">S</text:span></text:span><text:span text:style-name="Source_20_Text"><text:span text:style-name="T28">tart</text:span></text:span><text:span text:style-name="Source_20_Text"><text:span text:style-name="T24"> the basic </text:span></text:span><text:span text:style-name="Source_20_Text"><text:span text:style-name="T28">nodes: </text:span></text:span><text:span text:style-name="Source_20_Text"><text:span text:style-name="T24">(starts the mower, the lidar, hector mapping and rviz): </text:span></text:span></text:p>
      <text:p text:style-name="P13"><text:span text:style-name="Source_20_Text"><text:span text:style-name="T24">roslaunch nep_husq2 nep_husq2.launch</text:span></text:span><text:span text:style-name="Source_20_Text"><text:span text:style-name="T23"> </text:span></text:span></text:p>
      <text:p text:style-name="P15"><text:span text:style-name="Source_20_Text"><text:span text:style-name="T24">nep_husq2.launch</text:span></text:span><text:span text:style-name="Source_20_Text"><text:span text:style-name="T23"> </text:span></text:span><text:span text:style-name="Source_20_Text"><text:span text:style-name="T28">is a an example on how to build your own launch file.</text:span></text:span></text:p>
      <text:p text:style-name="P15"><text:span text:style-name="Source_20_Text"><text:span text:style-name="T28"/></text:span></text:p>
      <text:p text:style-name="P12"><text:span text:style-name="Source_20_Text"><text:span text:style-name="T22">In simple_controller there are some simple scripts that subscribes to </text:span></text:span><text:span text:style-name="Source_20_Text"><text:span text:style-name="T26">the /odom </text:span></text:span><text:span text:style-name="Source_20_Text"><text:span text:style-name="T27">and /slam_out_pose </text:span></text:span><text:span text:style-name="Source_20_Text"><text:span text:style-name="T26">topic</text:span></text:span><text:span text:style-name="Source_20_Text"><text:span text:style-name="T27">s</text:span></text:span><text:span text:style-name="Source_20_Text"><text:span text:style-name="T26"> and publishes to /cmd_vel which sets the linear and angular speed of the mower. </text:span></text:span><text:span text:style-name="Source_20_Text"><text:span text:style-name="T27">simple_controller3.py is probably the best script to take a look at.</text:span></text:span></text:p>
      <text:p text:style-name="P12"><text:span text:style-name="Source_20_Text"><text:span text:style-name="T27"/></text:span></text:p>
      <text:p text:style-name="P14"><text:span text:style-name="Source_20_Text"><text:span text:style-name="T27">In nep_husq2 there is also a RRT and a RRT handler inplemented as well as a EKF and a EKF-publisher node implemented.</text:span></text:span><text:span text:style-name="Source_20_Text"><text:span text:style-name="T28"> To run eiher of these:</text:span></text:span></text:p>
      <text:p text:style-name="P15"><text:span text:style-name="Source_20_Text"><text:span text:style-name="T28">rosrun nep_husq2 rrt_handler.py<text:tab/></text:span></text:span><text:span text:style-name="Source_20_Text"><text:span text:style-name="T29">(uses the rrt.py class)</text:span></text:span></text:p>
      <text:p text:style-name="P15"><text:span text:style-name="Source_20_Text"><text:span text:style-name="T28">rosrun nep_husq2 ekf_pulisher.py<text:tab/></text:span></text:span><text:span text:style-name="Source_20_Text"><text:span text:style-name="T29">(uses the ekf.py class)</text:span></text:span></text:p>
      <text:p text:style-name="P15"><text:span text:style-name="Source_20_Text"><text:span text:style-name="T22"/></text:span></text:p>
      <text:p text:style-name="P12"><text:span text:style-name="Source_20_Text"><text:span text:style-name="T22"/></text:span></text:p>
      <text:p text:style-name="P12"><text:span text:style-name="Source_20_Text"><text:span text:style-name="T40">9) Test </text:span></text:span><text:span text:style-name="Source_20_Text"><text:span text:style-name="T42">the </text:span></text:span><text:span text:style-name="Source_20_Text"><text:span text:style-name="T41">RRT </text:span></text:span><text:span text:style-name="Source_20_Text"><text:span text:style-name="T40">on recorded data</text:span></text:span></text:p>
      <text:p text:style-name="P12"><text:span text:style-name="Source_20_Text"><text:span text:style-name="T22"/></text:span></text:p>
      <text:p text:style-name="P16"><text:span text:style-name="Source_20_Text"><text:span text:style-name="T30">terminal1: roscore</text:span></text:span></text:p>
      <text:p text:style-name="P16"><text:span text:style-name="Source_20_Text"><text:span text:style-name="T30">terminal2: r</text:span></text:span><text:span text:style-name="Source_20_Text"><text:span text:style-name="T28">osrun nep_husq2 rrt_handler.py</text:span></text:span></text:p>
      <text:p text:style-name="P16"><text:span text:style-name="Source_20_Text"><text:span text:style-name="T30">terminal3: rosbag play mymapdata_256.bag (must be run from /catkin_ws/src)</text:span></text:span></text:p>
      <text:p text:style-name="P17"><text:span text:style-name="Source_20_Text"><text:span text:style-name="T31">terminal4: rviz rviz</text:span></text:span></text:p>
      <text:p text:style-name="P17"><text:span text:style-name="Source_20_Text"><text:span text:style-name="T31"><text:tab/>1) Change the Fixed Frame to “map”<text:line-break/><text:tab/>2) add a PoseArray with topic /poseArrayTopic </text:span></text:span></text:p>
      <text:p text:style-name="P17"><text:span text:style-name="Source_20_Text"><text:span text:style-name="T31"><text:tab/>3) add a MarkerArray with topic /visualization_marker_array)</text:span></text:span></text:p>
      <text:p text:style-name="P18"><text:span text:style-name="Source_20_Text"><text:span text:style-name="T32"><text:tab/>4) Set start and endpoint with “2D pose estimate” and “2D Nav Goal”</text:span></text:span></text:p>
      <text:p text:style-name="P17"><text:span text:style-name="Source_20_Text"><text:span text:style-name="T31"/></text:span></text:p>
      <text:p text:style-name="P11"><text:span text:style-name="Source_20_Text"><text:span text:style-name="T21"/></text:span></text:p>
      <text:p text:style-name="P25"><text:span text:style-name="T47">10) Use the </text:span>HRP with WiFi:</text:p>
      <text:p text:style-name="P8"/>
      <text:p text:style-name="P8">“Hi all! </text:p>
      <text:p text:style-name="Standard"/>
      <text:p text:style-name="P21">I just managed to connect to Husqvarna through Wi-Fi, if you intend to have a wireless connection to the robot instead of the USB, you can just follow the steps below:</text:p>
      <text:p text:style-name="P21"/>
      <text:p text:style-name="P21">1. Connect to the lawn mower wifi.</text:p>
      <text:p text:style-name="P21">2. Ssh into the lawn mower, command on the host computer:</text:p>
      <text:p text:style-name="P21"/>
      <text:p text:style-name="Standard"><text:span text:style-name="T48">ssh </text:span><text:a xlink:type="simple" xlink:href="mailto:ubuntu@192.168.100.1" office:target-frame-name="_blank" xlink:show="new" text:style-name="Internet_20_link" text:visited-style-name="Visited_20_Internet_20_Link"><text:span text:style-name="T48">ubuntu@192.168.100.1</text:span></text:a></text:p>
      <text:p text:style-name="P21">Password: ubuntu</text:p>
      <text:p text:style-name="P21"/>
      <text:p text:style-name="P21">2. On the terminal of the lawn mower, launch the am_driver_automower.launch. The ros master node will then start on the lawn mower.</text:p>
      <text:p text:style-name="P21"><text:soft-page-break/>3. Press start button on the lawn mower after the master node is started,</text:p>
      <text:p text:style-name="P21">4. Open a new terminal on your host computer, check your own IP address by typing ‘ifconfig’, it should be an address like “192.168.X.X”.</text:p>
      <text:p text:style-name="P21">5. Open your .bashrc file, add the following 3 lines at the end of the file:</text:p>
      <text:p text:style-name="P21"/>
      <text:p text:style-name="Standard"><text:span text:style-name="T48">export ROS_MASTER_URL=</text:span><text:a xlink:type="simple" xlink:href="http://192.168.100.1:11311/" office:target-frame-name="_blank" xlink:show="new" text:style-name="Internet_20_link" text:visited-style-name="Visited_20_Internet_20_Link"><text:span text:style-name="T48">http://192.168.</text:span></text:a></text:p>
      <text:p text:style-name="P21">export ROS_IP=192.168.X.X (your own IP address)  </text:p>
      <text:p text:style-name="P21">export ROS_HOST_NAME=“192.168.X.X”(</text:p>
      <text:p text:style-name="P21"/>
      <text:p text:style-name="P21">6. Save it and source ~/.bashrc</text:p>
      <text:p text:style-name="P21"/>
      <text:p text:style-name="P21">Now you should be able to run the hrp_teleop.py node to control the robot with your keyboard or launch your own control node. </text:p>
      <text:p text:style-name="P21"/>
      <text:p text:style-name="P21">Best,</text:p>
      <text:p text:style-name="P21">Haorui”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3:47:00.087518561</meta:creation-date>
    <dc:date>2019-05-30T09:59:23.527956117</dc:date>
    <meta:editing-duration>PT1H9M1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4" meta:paragraph-count="96" meta:word-count="944" meta:character-count="6113" meta:non-whitespace-character-count="5252"/>
  </office:meta>
</office:document-meta>
</file>